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/>
    <style:font-face style:name="sans-serif" svg:font-family="sans-serif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shadow="none" style:writing-mode="lr-tb"/>
    </style:style>
    <style:style style:name="Taula4.A" style:family="table-column">
      <style:table-column-properties style:column-width="8.5cm" style:rel-column-width="32767*"/>
    </style:style>
    <style:style style:name="Taula4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shadow="none" style:writing-mode="lr-tb"/>
    </style:style>
    <style:style style:name="Taula6.A" style:family="table-column">
      <style:table-column-properties style:column-width="8.5cm" style:rel-column-width="32767*"/>
    </style:style>
    <style:style style:name="Taula6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1" style:family="table-cell">
      <style:table-cell-properties fo:background-color="#b2b2b2" fo:padding="0.097cm" fo:border="0.05pt solid #000000">
        <style:background-image/>
      </style:table-cell-properties>
    </style:style>
    <style:style style:name="Tau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shadow="none" style:writing-mode="lr-tb"/>
    </style:style>
    <style:style style:name="Taula8.A" style:family="table-column">
      <style:table-column-properties style:column-width="8.5cm" style:rel-column-width="32767*"/>
    </style:style>
    <style:style style:name="Taula8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u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ontingut_20_de_20_la_20_taula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Contingut_20_de_20_la_20_taula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Contingut_20_de_20_la_20_taula">
      <style:paragraph-properties style:snap-to-layout-grid="false"/>
      <style:text-properties style:font-name="Tahoma1" style:font-name-complex="Tahoma1"/>
    </style:style>
    <style:style style:name="P4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  <style:text-properties style:use-window-font-color="true" style:font-name="Tahoma1" fo:font-size="12pt" fo:language="zxx" fo:country="none" fo:font-weight="normal" officeooo:rsid="0008183c" officeooo:paragraph-rsid="0008e58a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6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normal" officeooo:rsid="000916c1" officeooo:paragraph-rsid="000916c1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normal" officeooo:rsid="00093c38" officeooo:paragraph-rsid="00093c3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097682" officeooo:paragraph-rsid="00097682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9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officeooo:paragraph-rsid="00090d4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officeooo:rsid="000a9031" officeooo:paragraph-rsid="000a9031" style:font-size-asian="15pt" style:font-weight-asian="bold" style:font-size-complex="15pt" style:font-weight-complex="bold"/>
    </style:style>
    <style:style style:name="P11" style:family="paragraph" style:parent-style-name="Standard" style:master-page-name="">
      <style:paragraph-properties fo:margin-top="0.101cm" fo:margin-bottom="0.101cm" loext:contextual-spacing="false" style:page-number="auto" style:writing-mode="lr-tb"/>
      <style:text-properties style:font-name="Tahoma1" fo:font-size="15pt" fo:font-weight="bold" officeooo:rsid="0010ca48" officeooo:paragraph-rsid="0010ca48" style:font-size-asian="15pt" style:font-weight-asian="bold" style:font-size-complex="15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font-name="Tahoma1" fo:font-size="12pt" officeooo:rsid="000f904b" officeooo:paragraph-rsid="000f904b" style:font-size-asian="12pt" style:font-size-complex="12pt" fo:hyphenate="fals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c7ca8" officeooo:paragraph-rsid="000c7ca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a224" officeooo:paragraph-rsid="000aa224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5" style:family="paragraph" style:parent-style-name="Standard" style:master-page-name="">
      <loext:graphic-properties draw:fill="none"/>
      <style:paragraph-properties fo:margin-left="0.6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Tahoma1" fo:font-size="12pt" officeooo:paragraph-rsid="000dbf2d" style:font-size-asian="12pt" style:font-size-complex="12pt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.6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>
        <style:tab-stops>
          <style:tab-stop style:position="0.905cm"/>
        </style:tab-stops>
      </style:paragraph-properties>
      <style:text-properties style:font-name="Tahoma1" fo:font-size="12pt" officeooo:rsid="000e7563" officeooo:paragraph-rsid="000fd15f" style:font-size-asian="12pt" style:font-size-complex="12pt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2830d" officeooo:paragraph-rsid="0012830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53170" officeooo:paragraph-rsid="00153170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88a0d" officeooo:paragraph-rsid="00188a0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8ffb5" officeooo:paragraph-rsid="0018ffb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96dd5" officeooo:paragraph-rsid="00196dd5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aaa2f" officeooo:paragraph-rsid="001aaa2f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c0bcd" officeooo:paragraph-rsid="001c0bcd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c1878" officeooo:paragraph-rsid="001c1878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ded27" officeooo:paragraph-rsid="001ded27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138740" officeooo:paragraph-rsid="00138740" style:font-size-asian="15pt" style:font-weight-asian="bold" style:font-size-complex="15pt" style:font-weight-complex="bold"/>
    </style:style>
    <style:style style:name="P27" style:family="paragraph" style:parent-style-name="Standard" style:master-page-name="">
      <style:paragraph-properties fo:margin-top="0.199cm" fo:margin-bottom="0.101cm" loext:contextual-spacing="false" style:page-number="auto" style:writing-mode="lr-tb"/>
      <style:text-properties style:font-name="Tahoma1" fo:font-size="15pt" fo:font-weight="bold" officeooo:rsid="0018798f" officeooo:paragraph-rsid="0018798f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1070fe" officeooo:paragraph-rsid="00295eb1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9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2be083" officeooo:paragraph-rsid="002be08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0" style:family="paragraph" style:parent-style-name="Standard">
      <style:paragraph-properties fo:margin-top="0.199cm" fo:margin-bottom="0cm" loext:contextual-spacing="false"/>
      <style:text-properties style:use-window-font-color="true" style:font-name="Tahoma" fo:font-size="12pt" fo:language="zxx" fo:country="none" fo:font-weight="bold" officeooo:rsid="002c21b3" officeooo:paragraph-rsid="002c21b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31" style:family="paragraph" style:parent-style-name="Table_20_Contents">
      <style:text-properties fo:font-size="6pt" officeooo:paragraph-rsid="00090d4b" style:font-size-asian="6pt" style:font-size-complex="6pt"/>
    </style:style>
    <style:style style:name="P32" style:family="paragraph" style:parent-style-name="Table_20_Contents">
      <style:text-properties fo:font-size="6pt" officeooo:paragraph-rsid="000a9031" style:font-size-asian="6pt" style:font-size-complex="6pt"/>
    </style:style>
    <style:style style:name="P33" style:family="paragraph" style:parent-style-name="Table_20_Contents">
      <style:text-properties fo:font-size="6pt" officeooo:paragraph-rsid="0010ca48" style:font-size-asian="6pt" style:font-size-complex="6pt"/>
    </style:style>
    <style:style style:name="P34" style:family="paragraph" style:parent-style-name="Table_20_Contents">
      <style:text-properties fo:font-size="6pt" officeooo:paragraph-rsid="00138740" style:font-size-asian="6pt" style:font-size-complex="6pt"/>
    </style:style>
    <style:style style:name="P35" style:family="paragraph" style:parent-style-name="Table_20_Contents">
      <style:text-properties fo:font-size="6pt" officeooo:paragraph-rsid="0018798f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0dbf2d" officeooo:paragraph-rsid="0012830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16eab7" officeooo:paragraph-rsid="0016eab7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18185" officeooo:paragraph-rsid="00218185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272ad" officeooo:paragraph-rsid="002272ad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normal" officeooo:rsid="0023a110" officeooo:paragraph-rsid="0023a110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12830d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16eab7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Tahoma" fo:font-size="12pt" fo:language="zxx" fo:country="none" fo:font-weight="bold" officeooo:rsid="000dbf2d" officeooo:paragraph-rsid="00218185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4" style:family="paragraph" style:parent-style-name="Contingut_20_de_20_la_20_taula">
      <style:text-properties style:font-name="Tahoma1" fo:font-weight="bold" officeooo:paragraph-rsid="0008183c" style:font-weight-asian="bold" style:font-name-complex="Tahoma1" style:font-weight-complex="bold"/>
    </style:style>
    <style:style style:name="T1" style:family="text">
      <style:text-properties fo:font-weight="normal" officeooo:rsid="0008183c" style:font-weight-asian="normal" style:font-weight-complex="normal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officeooo:rsid="000fd15f" style:font-name-asian="Tahoma" style:font-name-complex="Tahoma"/>
    </style:style>
    <style:style style:name="T4" style:family="text">
      <style:text-properties style:font-name="Tahoma" officeooo:rsid="001070fe" style:font-name-asian="Tahoma" style:font-name-complex="Tahoma"/>
    </style:style>
    <style:style style:name="T5" style:family="text">
      <style:text-properties officeooo:rsid="00090d4b"/>
    </style:style>
    <style:style style:name="T6" style:family="text">
      <style:text-properties style:use-window-font-color="true" style:font-name="Tahoma" fo:language="zxx" fo:country="none" fo:font-weight="normal" officeooo:rsid="000dbf2d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7" style:family="text">
      <style:text-properties style:use-window-font-color="true" style:font-name="Tahoma" fo:language="zxx" fo:country="none" fo:font-weight="normal" officeooo:rsid="000fd15f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8" style:family="text">
      <style:text-properties style:use-window-font-color="true" style:font-name="Tahoma" fo:language="zxx" fo:country="none" fo:font-weight="normal" officeooo:rsid="001070fe" style:letter-kerning="true" style:font-name-asian="Tahoma" style:language-asian="zxx" style:country-asian="none" style:font-weight-asian="normal" style:font-name-complex="Tahoma" style:language-complex="zxx" style:country-complex="none" style:font-weight-complex="normal"/>
    </style:style>
    <style:style style:name="T9" style:family="text">
      <style:text-properties style:use-window-font-color="true" style:font-name="Ubuntu" fo:language="zxx" fo:country="none" fo:font-weight="normal" officeooo:rsid="000fd15f" style:letter-kerning="true" style:font-name-asian="Ubuntu" style:language-asian="zxx" style:country-asian="none" style:font-weight-asian="normal" style:font-name-complex="Ubuntu" style:language-complex="zxx" style:country-complex="none" style:font-weight-complex="normal"/>
    </style:style>
    <style:style style:name="T10" style:family="text">
      <style:text-properties officeooo:rsid="0025c046"/>
    </style:style>
    <style:style style:name="T11" style:family="text">
      <style:text-properties officeooo:rsid="00295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 esta práctica aprenderemos a utilizar los comandos básicos del sistema operativo MS-DOS. esta práctica servirá, además, de introducción a la siguiente, ya que el sistemas MS-DOS y Unix comparten algunos rasgos básicos.</text:p>
      <text:p text:style-name="P9"><text:span text:style-name="T5">El intérprete de comandos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1"/>
          </table:table-cell>
        </table:table-row>
      </table:table>
      <text:p text:style-name="P6"><text:span text:style-name="T2">En esta práctica utilizaremos el intérprete de comandos de Windows. Este intérprete dispone de una versión mejorada del MS-DOS original. Por ejemplo, la línea de comandos de Windows permite la utilización del tabulador para mostrar los diversos elementos de un directorio y con las flechas arriba y abajo permite ver el histórico de los pedidos ejecutadas anteriormente. la línea de pedidos de MS-DOS la encontrará ejecutando el programa cmd.</text:span></text:p>
      <text:p text:style-name="P7"><text:span text:style-name="T2">Cuando arrancamos el sistema, lo primero que encontramos es el prompt esperando recibir nuestras órdenes. El prompt de MS-DOS muestra en todo momento la ruta en la que nos encontramos, lo que es de gran ayuda a la hora de movernos por el árbol de directori, aunque a veces puede resultar algo incómodo, sobre todo si estamos en un directorio muy profundo.</text:span></text:p>
      <text:p text:style-name="P8"><text:span text:style-name="T2">Arranque una máquina Windows XP o máquina anfitrión Windows cualquiera. Abra el intérprete de comandos e indique la ruta por defecto de ésta.</text:span></text:p>
      <text:p text:style-name="P10">Observaciones importantes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2"/>
          </table:table-cell>
        </table:table-row>
      </table:table>
      <text:p text:style-name="P14"><text:span text:style-name="T4">1. </text:span><text:span text:style-name="T2">Todos los </text:span><text:span text:style-name="T3">comandos</text:span><text:span text:style-name="T2"> de esta práctica se pueden ejecutar tanto en minúsculas como en mayúsculas, ya que Windows y MS-DOS son sistemas case insensitive . Unix, en cambio, es un sistema case sensitive.</text:span></text:p>
      <text:p text:style-name="P13"><text:span text:style-name="T4">2. </text:span><text:span text:style-name="T2">Los nombres de archivo, originariamente, no podían tener más de 8 caracteres por nombre, 1 punto y 3 caracteres para el extensión. En versiones más modernas, estas restricciones se han visto relajadas, pero sí hay una serie de normas a seguir:</text:span></text:p>
      <text:p text:style-name="P15"><text:span text:style-name="T9">•</text:span><text:span text:style-name="T7"> </text:span><text:span text:style-name="T6">No se permiten los caracteres siguientes (caracteres especiales): </text:span><text:span text:style-name="T2">| / , . &lt; &gt; ? \ : ; [ ] * = + ‘</text:span></text:p>
      <text:p text:style-name="P16"><text:span text:style-name="T9">•</text:span><text:span text:style-name="T7"> </text:span><text:span text:style-name="T6">La utilización de extensiones no es obligatoria, pero muy aconsejable, ya que identifica de forma rápida el tipo de archivo con el que estamos trabajando.</text:span></text:p>
      <text:p text:style-name="P12"><text:span text:style-name="T8">3. </text:span><text:span text:style-name="T6">El formato de las órdenes es: orden parámetros opciones . Después de cada orden hay que pulsar Intro para ejecutar.</text:span></text:p>
      <text:p text:style-name="P11">Entrada y salida del sistema</text:p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33"/>
          </table:table-cell>
        </table:table-row>
      </table:table>
      <text:p text:style-name="P17"><text:span text:style-name="T4">L</text:span><text:span text:style-name="T2">os dos comandos más básicos de MSDOS son los que permiten entrar y salir de ésta:</text:span></text:p>
      <table:table table:name="Taula4" table:style-name="Taula4">
        <table:table-column table:style-name="Taula4.A" table:number-columns-repeated="2"/>
        <table:table-row>
          <table:table-cell table:style-name="Taula4.A1" office:value-type="string">
            <text:p text:style-name="P41">Comando</text:p>
          </table:table-cell>
          <table:table-cell table:style-name="Taula4.B1" office:value-type="string">
            <text:p text:style-name="P41">Utilidad</text:p>
          </table:table-cell>
        </table:table-row>
        <table:table-row>
          <table:table-cell table:style-name="Taula4.A3" office:value-type="string">
            <text:p text:style-name="P36">start</text:p>
          </table:table-cell>
          <table:table-cell table:style-name="Taula4.B3" office:value-type="string">
            <text:p text:style-name="P36">Abre una nueva ventana del intérprete de comandos.</text:p>
          </table:table-cell>
        </table:table-row>
        <table:table-row>
          <table:table-cell table:style-name="Taula4.A3" office:value-type="string">
            <text:p text:style-name="P36">exit</text:p>
          </table:table-cell>
          <table:table-cell table:style-name="Taula4.B3" office:value-type="string">
            <text:p text:style-name="P36">Cierra la ventana del intérprete actual.</text:p>
          </table:table-cell>
        </table:table-row>
      </table:table>
      <text:p text:style-name="P26">Ayuda del sistema MSDOS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4"/>
          </table:table-cell>
        </table:table-row>
      </table:table>
      <text:p text:style-name="P18"><text:span text:style-name="T4">Una de las funcionalidades más interesantes del sistema MS-DOS es su ayuda. esta ayuda nos dará información completa sobre los pedidos del sistema y los parámetros y opciones que utiliza.</text:span></text:p>
      <table:table table:name="Taula6" table:style-name="Taula6">
        <table:table-column table:style-name="Taula6.A" table:number-columns-repeated="2"/>
        <table:table-row>
          <table:table-cell table:style-name="Taula6.A1" office:value-type="string">
            <text:p text:style-name="P42">Comando</text:p>
          </table:table-cell>
          <table:table-cell table:style-name="Taula6.B1" office:value-type="string">
            <text:p text:style-name="P42">Utilidad</text:p>
          </table:table-cell>
        </table:table-row>
        <table:table-row>
          <table:table-cell table:style-name="Taula6.A2" office:value-type="string">
            <text:p text:style-name="P37">help [comando]</text:p>
          </table:table-cell>
          <table:table-cell table:style-name="Taula6.B2" office:value-type="string">
            <text:p text:style-name="P37">Muestra la funcionalidad de todos los pedidos del sistema. </text:p>
            <text:p text:style-name="P37">Si introducimos el nombre del pedido nos indica la sintaxis, los parámetros y las opciones del pedido en cuestión.</text:p>
          </table:table-cell>
        </table:table-row>
      </table:table>
      <text:p text:style-name="P27">Los árboles de directorios de MSDOS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35"/>
          </table:table-cell>
        </table:table-row>
      </table:table>
      <text:p text:style-name="P19"><text:span text:style-name="T4">MS-DOS y Windows estructuran su sistema de archivos con árboles. Cada árbol empieza a la raíz de una unidad (física o lógica) de almacenamiento.</text:span></text:p>
      <text:p text:style-name="P20">● A: es típicamente la unidad de disquete. </text:p>
      <text:p text:style-name="P20">● C: <text:s/>es típicamente la unidad de disco duro. </text:p>
      <text:p text:style-name="P20">● D: <text:s/>es típicamente la unidad óptica (CD, DVD)</text:p>
      <text:p text:style-name="P21">Además, dentro de cada directorio hay dos ficheros especiales:</text:p>
      <text:p text:style-name="P22">● . <text:s/>: Es un enlace al propio directorio. </text:p>
      <text:p text:style-name="P22">● .. <text:s/>: Es un enlace en el directorio superior / padre.</text:p>
      <text:p text:style-name="P23">estos dos ficheros se muestran cuando visualizamos el contenido de cualquier directorio.</text:p>
      <text:p text:style-name="P24">Finalmente, nótese que los directorios, en MS-DOS y Windows se separan mediante la barra inversa " \ ". En cambio, los sistemas Unix utilizan la barra normal " / ".</text:p>
      <text:p text:style-name="P25">Existen varios pedidos para trabajar con ficheros en MS-DOS (los parámetros <text:soft-page-break/>opcionales indican entre corchetes).</text:p>
      <table:table table:name="Taula8" table:style-name="Taula8">
        <table:table-column table:style-name="Taula8.A" table:number-columns-repeated="2"/>
        <table:table-row>
          <table:table-cell table:style-name="Taula8.A1" office:value-type="string">
            <text:p text:style-name="P43">Comando</text:p>
          </table:table-cell>
          <table:table-cell table:style-name="Taula8.B1" office:value-type="string">
            <text:p text:style-name="P43">Utilidad</text:p>
          </table:table-cell>
        </table:table-row>
        <table:table-row>
          <table:table-cell table:style-name="Taula8.A4" office:value-type="string">
            <text:p text:style-name="P38">dir [directorio]</text:p>
          </table:table-cell>
          <table:table-cell table:style-name="Taula8.B4" office:value-type="string">
            <text:p text:style-name="P39">Muestra el contenido de un directorio.</text:p>
          </table:table-cell>
        </table:table-row>
        <table:table-row>
          <table:table-cell table:style-name="Taula8.A3" office:value-type="string">
            <text:p text:style-name="P38">cd [directorio]</text:p>
          </table:table-cell>
          <table:table-cell table:style-name="Taula8.B3" office:value-type="string">
            <text:p text:style-name="P39">Cambia de directorio.</text:p>
          </table:table-cell>
        </table:table-row>
        <table:table-row>
          <table:table-cell table:style-name="Taula8.A4" office:value-type="string">
            <text:p text:style-name="P38">&lt;UNIDAD&gt;:</text:p>
          </table:table-cell>
          <table:table-cell table:style-name="Taula8.B4" office:value-type="string">
            <text:p text:style-name="P40">Cambia el intérprete al cual se encuentra.</text:p>
          </table:table-cell>
        </table:table-row>
      </table:table>
      <text:p text:style-name="P28">Colócate en la raíz de la unidad de disco duro virtual. <text:span text:style-name="T10">¿</text:span>C<text:span text:style-name="T10">ó</text:span>mo lo hace? Vaya mostrando el contenido del directorio al que se encuentra y vaya entrando a otros subdirectorios. <text:span text:style-name="T10">¿</text:span>C<text:span text:style-name="T10">ó</text:span>mo muestra el contenido? <text:span text:style-name="T10">¿</text:span>C<text:span text:style-name="T10">ó</text:span>mo encuentra este nuevos directorios? <text:span text:style-name="T11">Muestra el contenido de un directorio diferente de la actual, ¿cómo lo hizo? Vuelve atrás en el directorio padre, ¿cómo lo puede hacer?</text:span></text:p>
      <text:p text:style-name="P29">¿Qué otra información se le proporciona al ejecutar el comando dir?</text:p>
      <text:p text:style-name="P30">Seguramente os habréis encontrado que alguno de los directorios que listar muestra demasiado información y hay que ir a verla con la barra de desplazamiento de la ventana. cuando trabajamos en un entorno sin GUI (Graphical User Interface) esto no es posible.</text:p>
      <text:p text:style-name="P30">Intente ejecutar dir | more . ¿Qué hace este more? Explique su comportamiento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Ubuntu" svg:font-family="Ubuntu"/>
    <style:font-face style:name="sans-serif" svg:font-family="sans-serif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3.11cm"/>
    </style:style>
    <style:style style:name="Tabla2.B" style:family="table-column">
      <style:table-column-properties style:column-width="5.39cm"/>
    </style:style>
    <style:style style:name="Tabla2.C" style:family="table-column">
      <style:table-column-properties style:column-width="3.891cm"/>
    </style:style>
    <style:style style:name="Tabla2.D" style:family="table-column">
      <style:table-column-properties style:column-width="4.6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08183c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08183c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7 - Utilización básica de MS-DO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7-12-18T17:31:07.897145669</dc:date>
    <meta:editing-cycles>49</meta:editing-cycles>
    <meta:editing-duration>PT1H32M43S</meta:editing-duration>
    <meta:generator>LibreOffice/5.1.6.2$Linux_X86_64 LibreOffice_project/10m0$Build-2</meta:generator>
    <meta:document-statistic meta:table-count="10" meta:image-count="0" meta:object-count="0" meta:page-count="3" meta:paragraph-count="59" meta:word-count="761" meta:character-count="4579" meta:non-whitespace-character-count="3869"/>
  </office:meta>
</office:document-meta>
</file>